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20%" draw:opacity="59%" draw:textarea-horizontal-align="justify" draw:textarea-vertical-align="middle" draw:auto-grow-height="false" fo:min-height="8.293cm" fo:min-width="8.043cm" fo:wrap-option="wrap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06cm" loext:decorative="false"/>
      <style:paragraph-properties style:writing-mode="lr-tb"/>
    </style:style>
    <style:style style:name="gr6" style:family="graphic" style:parent-style-name="standard">
      <style:graphic-properties svg:stroke-opacity="20%" draw:opacity="42%" draw:textarea-horizontal-align="justify" draw:textarea-vertical-align="middle" draw:auto-grow-height="false" fo:min-height="8.293cm" fo:min-width="8.043cm" fo:wrap-option="wrap" loext:decorative="false"/>
    </style:style>
    <style:style style:name="gr7" style:family="graphic" style:parent-style-name="standard">
      <style:graphic-properties svg:stroke-opacity="20%" draw:fill-color="#ff0000" draw:opacity="42%" draw:textarea-horizontal-align="justify" draw:textarea-vertical-align="middle" draw:auto-grow-height="false" fo:min-height="8.293cm" fo:min-width="8.043cm" fo:wrap-option="wrap" loext:decorative="false"/>
    </style:style>
    <style:style style:name="gr8" style:family="graphic" style:parent-style-name="standard">
      <style:graphic-properties svg:stroke-opacity="20%" draw:fill-color="#8e86ae" draw:opacity="42%" draw:textarea-horizontal-align="justify" draw:textarea-vertical-align="middle" draw:auto-grow-height="false" fo:min-height="8.293cm" fo:min-width="8.043cm" fo:wrap-option="wrap" loext:decorative="false"/>
    </style:style>
    <style:style style:name="P1" style:family="paragraph">
      <loext:graphic-properties draw:opacity="59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opacity="42%"/>
      <style:paragraph-properties fo:text-align="center"/>
    </style:style>
    <style:style style:name="P5" style:family="paragraph">
      <loext:graphic-properties draw:fill-color="#ff0000" draw:opacity="42%"/>
      <style:paragraph-properties fo:text-align="center"/>
    </style:style>
    <style:style style:name="P6" style:family="paragraph">
      <loext:graphic-properties draw:fill-color="#8e86ae" draw:opacity="42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2.079cm" svg:height="12.079cm" svg:x="5.402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402cm" svg:y1="12.755cm" svg:x2="17.481cm" svg:y2="12.755cm" draw:start-shape="id1" draw:start-glue-point="6" draw:end-shape="id1" draw:end-glue-point="10" svg:d="M5402 12755h12079" svg:viewBox="0 0 12080 1">
          <text:p/>
        </draw:connector>
        <draw:connector draw:style-name="gr2" draw:text-style-name="P2" draw:layer="layout" draw:type="line" svg:x1="11.442cm" svg:y1="6.715cm" svg:x2="11.442cm" svg:y2="18.794cm" draw:start-shape="id1" draw:start-glue-point="4" draw:end-shape="id1" draw:end-glue-point="8" svg:d="M11442 6715v12079" svg:viewBox="0 0 1 12080">
          <text:p/>
        </draw:connector>
        <draw:connector draw:style-name="gr2" draw:text-style-name="P2" draw:layer="layout" draw:type="line" svg:x1="7.17cm" svg:y1="17.026cm" svg:x2="15.713cm" svg:y2="8.483cm" draw:start-shape="id1" draw:start-glue-point="7" draw:end-shape="id1" draw:end-glue-point="11" svg:d="M7170 17026l8543-8543" svg:viewBox="0 0 8544 8544">
          <text:p/>
        </draw:connector>
        <draw:connector draw:style-name="gr2" draw:text-style-name="P2" draw:layer="layout" draw:type="line" svg:x1="7.17cm" svg:y1="8.483cm" svg:x2="15.713cm" svg:y2="17.026cm" draw:start-shape="id1" draw:start-glue-point="5" draw:end-shape="id1" draw:end-glue-point="9" svg:d="M7170 8483l8543 8543" svg:viewBox="0 0 8544 8544">
          <text:p/>
        </draw:connector>
        <draw:frame draw:style-name="gr3" draw:text-style-name="P3" draw:layer="layout" svg:width="0.853cm" svg:height="1.673cm" svg:x="16.714cm" svg:y="12.444cm">
          <draw:text-box>
            <text:p>0</text:p>
            <text:p/>
          </draw:text-box>
        </draw:frame>
        <draw:frame draw:style-name="gr4" draw:text-style-name="P3" draw:layer="layout" svg:width="1.205cm" svg:height="1.673cm" svg:x="10.84cm" svg:y="17.664cm">
          <draw:text-box>
            <text:p>90</text:p>
            <text:p/>
          </draw:text-box>
        </draw:frame>
        <draw:frame draw:style-name="gr5" draw:text-style-name="P3" draw:layer="layout" svg:width="1.56cm" svg:height="1.673cm" svg:x="5.584cm" svg:y="12.335cm">
          <draw:text-box>
            <text:p>180</text:p>
            <text:p/>
          </draw:text-box>
        </draw:frame>
        <draw:frame draw:style-name="gr5" draw:text-style-name="P3" draw:layer="layout" svg:width="1.56cm" svg:height="1.673cm" svg:x="10.657cm" svg:y="7.153cm">
          <draw:text-box>
            <text:p>270</text:p>
            <text:p/>
          </draw:text-box>
        </draw:frame>
        <draw:frame draw:style-name="gr4" draw:text-style-name="P3" draw:layer="layout" svg:width="1.205cm" svg:height="1.673cm" svg:x="14.708cm" svg:y="15.839cm">
          <draw:text-box>
            <text:p>45</text:p>
            <text:p/>
          </draw:text-box>
        </draw:frame>
        <draw:frame draw:style-name="gr5" draw:text-style-name="P3" draw:layer="layout" svg:width="1.56cm" svg:height="1.673cm" svg:x="7.482cm" svg:y="15.802cm">
          <draw:text-box>
            <text:p>135</text:p>
            <text:p/>
          </draw:text-box>
        </draw:frame>
        <draw:frame draw:style-name="gr5" draw:text-style-name="P3" draw:layer="layout" svg:width="1.56cm" svg:height="1.673cm" svg:x="14.599cm" svg:y="8.577cm">
          <draw:text-box>
            <text:p>315</text:p>
            <text:p/>
          </draw:text-box>
        </draw:frame>
        <draw:frame draw:style-name="gr5" draw:text-style-name="P3" draw:layer="layout" svg:width="1.56cm" svg:height="1.673cm" svg:x="7.446cm" svg:y="8.613cm">
          <draw:text-box>
            <text:p>225</text:p>
            <text:p/>
          </draw:text-box>
        </draw:frame>
        <draw:custom-shape draw:style-name="gr6" draw:text-style-name="P4" xml:id="id2" draw:id="id2" draw:layer="layout" svg:width="12.079cm" svg:height="12.079cm" draw:transform="rotate (-1.970825791352) translate (19.381cm 9.499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15cm" svg:y1="18.274cm" svg:x2="13.819cm" svg:y2="7.148cm" draw:start-shape="id2" draw:start-glue-point="6" draw:end-shape="id2" draw:end-glue-point="10" svg:d="M9115 18274l4704-11126" svg:viewBox="0 0 4705 11127">
          <text:p/>
        </draw:connector>
        <draw:connector draw:style-name="gr2" draw:text-style-name="P2" draw:layer="layout" draw:type="line" svg:x1="5.904cm" svg:y1="10.359cm" svg:x2="17.03cm" svg:y2="15.063cm" draw:start-shape="id2" draw:start-glue-point="4" draw:end-shape="id2" draw:end-glue-point="8" svg:d="M5904 10359l11126 4704" svg:viewBox="0 0 11127 4705">
          <text:p/>
        </draw:connector>
        <draw:connector draw:style-name="gr2" draw:text-style-name="P2" draw:layer="layout" draw:type="line" svg:x1="5.869cm" svg:y1="14.982cm" svg:x2="17.064cm" svg:y2="10.441cm" draw:start-shape="id2" draw:start-glue-point="5" draw:end-shape="id2" draw:end-glue-point="9" svg:d="M5869 14982l11195-4541" svg:viewBox="0 0 11196 4542">
          <text:p/>
        </draw:connector>
        <draw:connector draw:style-name="gr2" draw:text-style-name="P2" draw:layer="layout" draw:type="line" svg:x1="13.737cm" svg:y1="18.309cm" svg:x2="9.196cm" svg:y2="7.113cm" draw:start-shape="id2" draw:start-glue-point="7" draw:end-shape="id2" draw:end-glue-point="11" svg:d="M13737 18309l-4541-11196" svg:viewBox="0 0 4542 11197">
          <text:p/>
        </draw:connector>
        <draw:custom-shape draw:style-name="gr7" draw:text-style-name="P5" xml:id="id3" draw:id="id3" draw:layer="layout" svg:width="12.079cm" svg:height="12.079cm" draw:transform="rotate (-2.53107648124218) translate (19.791cm 14.239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918cm" svg:y1="7.805cm" svg:x2="14.844cm" svg:y2="17.703cm" draw:start-shape="id3" draw:start-glue-point="4" draw:end-shape="id3" draw:end-glue-point="8" svg:d="M7918 7805l6926 9898" svg:viewBox="0 0 6927 9899">
          <text:p/>
        </draw:connector>
        <draw:connector draw:style-name="gr2" draw:text-style-name="P2" draw:layer="layout" draw:type="line" svg:x1="5.432cm" svg:y1="11.703cm" svg:x2="17.329cm" svg:y2="13.805cm" draw:start-shape="id3" draw:start-glue-point="5" draw:end-shape="id3" draw:end-glue-point="9" svg:d="M5432 11703l11897 2102" svg:viewBox="0 0 11898 2103">
          <text:p/>
        </draw:connector>
        <draw:connector draw:style-name="gr2" draw:text-style-name="P2" draw:layer="layout" draw:type="line" svg:x1="16.33cm" svg:y1="9.291cm" svg:x2="6.432cm" svg:y2="16.217cm" draw:start-shape="id3" draw:start-glue-point="10" draw:end-shape="id3" draw:end-glue-point="6" svg:d="M16330 9291l-9898 6926" svg:viewBox="0 0 9899 6927">
          <text:p/>
        </draw:connector>
        <draw:connector draw:style-name="gr2" draw:text-style-name="P2" draw:layer="layout" draw:type="line" svg:x1="12.431cm" svg:y1="6.805cm" svg:x2="10.329cm" svg:y2="18.703cm" draw:start-shape="id3" draw:start-glue-point="11" draw:end-shape="id3" draw:end-glue-point="7" svg:d="M12431 6805l-2102 11898" svg:viewBox="0 0 2103 11899">
          <text:p/>
        </draw:connector>
        <draw:custom-shape draw:style-name="gr8" draw:text-style-name="P6" xml:id="id4" draw:id="id4" draw:layer="layout" svg:width="12.079cm" svg:height="12.079cm" draw:transform="rotate (-2.94663937614203) translate (18.349cm 17.504cm)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238cm" svg:y1="9.389cm" svg:x2="16.274cm" svg:y2="16.115cm" draw:start-shape="id4" draw:start-glue-point="5" draw:end-shape="id4" draw:end-glue-point="9" svg:d="M6238 9389l10036 6726" svg:viewBox="0 0 10037 6727">
          <text:p/>
        </draw:connector>
        <draw:connector draw:style-name="gr2" draw:text-style-name="P2" draw:layer="layout" draw:type="line" svg:x1="14.62cm" svg:y1="7.734cm" svg:x2="7.893cm" svg:y2="17.77cm" draw:start-shape="id4" draw:start-glue-point="11" draw:end-shape="id4" draw:end-glue-point="7" svg:d="M14620 7734l-6727 10036" svg:viewBox="0 0 6728 10037">
          <text:p/>
        </draw:connector>
        <draw:connector draw:style-name="gr2" draw:text-style-name="P2" draw:layer="layout" draw:type="line" svg:x1="10.087cm" svg:y1="6.826cm" svg:x2="12.427cm" svg:y2="18.678cm" draw:start-shape="id4" draw:start-glue-point="4" draw:end-shape="id4" draw:end-glue-point="8" svg:d="M10087 6826l2340 11852" svg:viewBox="0 0 2341 11853">
          <text:p/>
        </draw:connector>
        <draw:connector draw:style-name="gr2" draw:text-style-name="P2" draw:layer="layout" draw:type="line" svg:x1="5.331cm" svg:y1="13.922cm" svg:x2="17.183cm" svg:y2="11.582cm" draw:start-shape="id4" draw:start-glue-point="6" draw:end-shape="id4" draw:end-glue-point="10" svg:d="M5331 13922l11852-2340" svg:viewBox="0 0 11853 23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2-24T09:17:43.760000000</meta:creation-date>
    <dc:date>2025-12-24T11:54:48.254000000</dc:date>
    <meta:editing-duration>PT28M40S</meta:editing-duration>
    <meta:editing-cycles>4</meta:editing-cycles>
    <meta:generator>LibreOffice/24.2.3.2$Windows_X86_64 LibreOffice_project/433d9c2ded56988e8a90e6b2e771ee4e6a5ab2ba</meta:generator>
    <meta:document-statistic meta:object-count="28"/>
  </office:meta>
</office:document-meta>
</file>